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1f321"/>
    </style:style>
    <style:style style:name="T1" style:family="text">
      <style:text-properties officeooo:rsid="00032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llo World!</text:h>
      <text:h text:style-name="Heading_20_4" text:outline-level="4">Hello, I'm a designer, I enjoy creating freely using free and open-source tools and more often than not I'm jumping between UX and graphic design.</text:h>
      <text:p text:style-name="P1">This blog is my attempt to log my findings, contributions or related events in the FOSS world. And since I work at <text:a xlink:type="simple" xlink:href="https://www.collaboraoffice.com/" text:style-name="Internet_20_link" text:visited-style-name="Visited_20_Internet_20_Link">Collabora Productivity</text:a> – the driving force behind putting LibreOffice in the cloud – expect to see a lot of cool stuff regarding office tools.</text:p>
      <text:p text:style-name="P1">I hope to be clear, short and informal in all my posts.</text:p>
      <text:p text:style-name="P1"><text:span text:style-name="T1">This post was first published in </text:span><text:a xlink:type="simple" xlink:href="https://fediverse.blog/~/Pedro/hello-world" text:style-name="Internet_20_link" text:visited-style-name="Visited_20_Internet_20_Link">https://fediverse.blog/~/Pedro/hello-world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Silva</meta:initial-creator>
    <meta:creation-date>2022-09-05T13:19:45.812198889</meta:creation-date>
    <dc:date>2022-09-05T14:21:02.105546221</dc:date>
    <dc:creator>Pedro Silva</dc:creator>
    <meta:editing-duration>PT2M59S</meta:editing-duration>
    <meta:editing-cycles>4</meta:editing-cycles>
    <meta:generator>Collabora_Office/22.05.2.1$Linux_X86_64 LibreOffice_project/3c8376a00636091b1c90970b4bd8a2a2eae9da52</meta:generator>
    <meta:document-statistic meta:table-count="0" meta:image-count="0" meta:object-count="0" meta:page-count="1" meta:paragraph-count="5" meta:word-count="90" meta:character-count="545" meta:non-whitespace-character-count="458"/>
  </office:meta>
</office:document-meta>
</file>